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85cm" fo:min-width="1.405cm"/>
    </style:style>
    <style:style style:name="gr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699cm" svg:y1="1.634cm" svg:x2="12.747cm" svg:y2="2.269cm">
          <text:p/>
        </draw:line>
        <draw:line draw:style-name="gr1" draw:text-style-name="P1" draw:layer="layout" svg:x1="14.334cm" svg:y1="1.634cm" svg:x2="15.286cm" svg:y2="2.269cm">
          <text:p/>
        </draw:line>
        <draw:g>
          <draw:custom-shape draw:style-name="gr2" draw:text-style-name="P2" draw:layer="layout" svg:width="1.905cm" svg:height="0.735cm" svg:x="13.017cm" svg:y="1.0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2.993cm" svg:y="1.001cm">
            <draw:text-box>
              <text:p text:style-name="P3"><text:span text:style-name="T1">cc(11,5)</text:span></text:p>
            </draw:text-box>
          </draw:frame>
        </draw:g>
        <draw:g>
          <draw:custom-shape draw:style-name="gr2" draw:text-style-name="P2" draw:layer="layout" svg:width="1.905cm" svg:height="0.735cm" svg:x="14.311cm" svg:y="2.06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4.287cm" svg:y="2.069cm">
            <draw:text-box>
              <text:p text:style-name="P3"><text:span text:style-name="T1">cc(-</text:span><text:span text:style-name="T1">39,</text:span><text:span text:style-name="T1">5)</text:span></text:p>
            </draw:text-box>
          </draw:frame>
        </draw:g>
        <draw:line draw:style-name="gr1" draw:text-style-name="P1" draw:layer="layout" svg:x1="12.241cm" svg:y1="2.786cm" svg:x2="11.289cm" svg:y2="3.421cm">
          <text:p/>
        </draw:line>
        <draw:line draw:style-name="gr1" draw:text-style-name="P1" draw:layer="layout" svg:x1="12.876cm" svg:y1="2.786cm" svg:x2="13.828cm" svg:y2="3.421cm">
          <text:p/>
        </draw:line>
        <draw:g>
          <draw:custom-shape draw:style-name="gr2" draw:text-style-name="P2" draw:layer="layout" svg:width="1.905cm" svg:height="0.735cm" svg:x="12.853cm" svg:y="3.22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2.829cm" svg:y="3.221cm">
            <draw:text-box>
              <text:p text:style-name="P3"><text:span text:style-name="T1">cc(-14,4)</text:span></text:p>
            </draw:text-box>
          </draw:frame>
        </draw:g>
        <draw:g>
          <draw:custom-shape draw:style-name="gr2" draw:text-style-name="P2" draw:layer="layout" svg:width="1.905cm" svg:height="0.735cm" svg:x="11.688cm" svg:y="2.06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1.664cm" svg:y="2.069cm">
            <draw:text-box>
              <text:p text:style-name="P3"><text:span text:style-name="T1">cc(11,4)</text:span></text:p>
            </draw:text-box>
          </draw:frame>
        </draw:g>
        <draw:line draw:style-name="gr1" draw:text-style-name="P1" draw:layer="layout" svg:x1="10.841cm" svg:y1="3.856cm" svg:x2="9.889cm" svg:y2="4.491cm">
          <text:p/>
        </draw:line>
        <draw:line draw:style-name="gr1" draw:text-style-name="P1" draw:layer="layout" svg:x1="11.476cm" svg:y1="3.856cm" svg:x2="26.4cm" svg:y2="5.762cm">
          <text:p/>
        </draw:line>
        <draw:g>
          <draw:custom-shape draw:style-name="gr2" draw:text-style-name="P2" draw:layer="layout" svg:width="1.905cm" svg:height="0.735cm" svg:x="10.23cm" svg:y="3.22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0.206cm" svg:y="3.221cm">
            <draw:text-box>
              <text:p text:style-name="P3"><text:span text:style-name="T1">cc(11,3)</text:span></text:p>
            </draw:text-box>
          </draw:frame>
        </draw:g>
        <draw:line draw:style-name="gr1" draw:text-style-name="P1" draw:layer="layout" svg:x1="26.397cm" svg:y1="6.397cm" svg:x2="25.445cm" svg:y2="7.032cm">
          <text:p/>
        </draw:line>
        <draw:line draw:style-name="gr1" draw:text-style-name="P1" draw:layer="layout" svg:x1="27.032cm" svg:y1="6.397cm" svg:x2="27.984cm" svg:y2="7.032cm">
          <text:p/>
        </draw:line>
        <draw:g>
          <draw:custom-shape draw:style-name="gr2" draw:text-style-name="P2" draw:layer="layout" svg:width="1.905cm" svg:height="0.735cm" svg:x="24.518cm" svg:y="7.06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24.494cm" svg:y="7.062cm">
            <draw:text-box>
              <text:p text:style-name="P3"><text:span text:style-name="T1">cc(1,2)</text:span></text:p>
            </draw:text-box>
          </draw:frame>
        </draw:g>
        <draw:g>
          <draw:custom-shape draw:style-name="gr2" draw:text-style-name="P2" draw:layer="layout" svg:width="1.905cm" svg:height="0.735cm" svg:x="27.141cm" svg:y="7.06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27.117cm" svg:y="7.062cm">
            <draw:text-box>
              <text:p text:style-name="P3"><text:span text:style-name="T1">cc(-9,3)</text:span></text:p>
            </draw:text-box>
          </draw:frame>
        </draw:g>
        <draw:g>
          <draw:custom-shape draw:style-name="gr2" draw:text-style-name="P2" draw:layer="layout" svg:width="1.905cm" svg:height="0.735cm" svg:x="25.626cm" svg:y="5.76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25.602cm" svg:y="5.762cm">
            <draw:text-box>
              <text:p text:style-name="P3"><text:span text:style-name="T1">cc(1,3)</text:span></text:p>
            </draw:text-box>
          </draw:frame>
        </draw:g>
        <draw:line draw:style-name="gr1" draw:text-style-name="P1" draw:layer="layout" svg:x1="25.072cm" svg:y1="7.797cm" svg:x2="24.12cm" svg:y2="8.432cm">
          <text:p/>
        </draw:line>
        <draw:line draw:style-name="gr1" draw:text-style-name="P1" draw:layer="layout" svg:x1="25.707cm" svg:y1="7.797cm" svg:x2="26.659cm" svg:y2="8.432cm">
          <text:p/>
        </draw:line>
        <draw:g>
          <draw:custom-shape draw:style-name="gr2" draw:text-style-name="P2" draw:layer="layout" svg:width="1.905cm" svg:height="0.735cm" svg:x="23.061cm" svg:y="8.23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23.037cm" svg:y="8.232cm">
            <draw:text-box>
              <text:p text:style-name="P3"><text:span text:style-name="T1">cc(1,1)</text:span></text:p>
            </draw:text-box>
          </draw:frame>
        </draw:g>
        <draw:g>
          <draw:custom-shape draw:style-name="gr2" draw:text-style-name="P2" draw:layer="layout" svg:width="1.905cm" svg:height="0.735cm" svg:x="25.684cm" svg:y="8.23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25.66cm" svg:y="8.232cm">
            <draw:text-box>
              <text:p text:style-name="P3"><text:span text:style-name="T1">cc(-4,2)</text:span></text:p>
            </draw:text-box>
          </draw:frame>
        </draw:g>
        <draw:line draw:style-name="gr1" draw:text-style-name="P1" draw:layer="layout" svg:x1="23.672cm" svg:y1="8.967cm" svg:x2="22.72cm" svg:y2="9.602cm">
          <text:p/>
        </draw:line>
        <draw:line draw:style-name="gr1" draw:text-style-name="P1" draw:layer="layout" svg:x1="24.307cm" svg:y1="8.967cm" svg:x2="25.259cm" svg:y2="9.602cm">
          <text:p/>
        </draw:line>
        <draw:g>
          <draw:custom-shape draw:style-name="gr2" draw:text-style-name="P2" draw:layer="layout" svg:width="1.905cm" svg:height="0.735cm" svg:x="21.661cm" svg:y="9.4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21.637cm" svg:y="9.402cm">
            <draw:text-box>
              <text:p text:style-name="P3"><text:span text:style-name="T1">cc(1,0)</text:span></text:p>
            </draw:text-box>
          </draw:frame>
        </draw:g>
        <draw:g>
          <draw:custom-shape draw:style-name="gr2" draw:text-style-name="P2" draw:layer="layout" svg:width="1.905cm" svg:height="0.735cm" svg:x="24.284cm" svg:y="9.4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24.26cm" svg:y="9.402cm">
            <draw:text-box>
              <text:p text:style-name="P3"><text:span text:style-name="T1">cc(0,1)</text:span></text:p>
            </draw:text-box>
          </draw:frame>
        </draw:g>
        <draw:line draw:style-name="gr1" draw:text-style-name="P1" draw:layer="layout" svg:x1="9.384cm" svg:y1="4.909cm" svg:x2="3.54cm" svg:y2="6.715cm">
          <text:p/>
        </draw:line>
        <draw:line draw:style-name="gr1" draw:text-style-name="P1" draw:layer="layout" svg:x1="10.019cm" svg:y1="4.909cm" svg:x2="12.746cm" svg:y2="5.444cm">
          <text:p/>
        </draw:line>
        <draw:g>
          <draw:custom-shape draw:style-name="gr2" draw:text-style-name="P2" draw:layer="layout" svg:width="1.905cm" svg:height="0.735cm" svg:x="2.627cm" svg:y="6.64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2.603cm" svg:y="6.645cm">
            <draw:text-box>
              <text:p text:style-name="P3"><text:span text:style-name="T1">cc(11,1)</text:span></text:p>
            </draw:text-box>
          </draw:frame>
        </draw:g>
        <draw:g>
          <draw:custom-shape draw:style-name="gr2" draw:text-style-name="P2" draw:layer="layout" svg:width="1.905cm" svg:height="0.735cm" svg:x="11.631cm" svg:y="5.44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1.607cm" svg:y="5.445cm">
            <draw:text-box>
              <text:p text:style-name="P3"><text:span text:style-name="T1">cc(6,2)</text:span></text:p>
            </draw:text-box>
          </draw:frame>
        </draw:g>
        <draw:g>
          <draw:custom-shape draw:style-name="gr2" draw:text-style-name="P2" draw:layer="layout" svg:width="1.905cm" svg:height="0.735cm" svg:x="8.83cm" svg:y="4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8.806cm" svg:y="4.291cm">
            <draw:text-box>
              <text:p text:style-name="P3"><text:span text:style-name="T1">cc(11,2)</text:span></text:p>
            </draw:text-box>
          </draw:frame>
        </draw:g>
        <draw:line draw:style-name="gr1" draw:text-style-name="P1" draw:layer="layout" svg:x1="3.05cm" svg:y1="7.38cm" svg:x2="2.098cm" svg:y2="8.015cm">
          <text:p/>
        </draw:line>
        <draw:line draw:style-name="gr1" draw:text-style-name="P1" draw:layer="layout" svg:x1="3.685cm" svg:y1="7.38cm" svg:x2="4.637cm" svg:y2="8.015cm">
          <text:p/>
        </draw:line>
        <draw:g>
          <draw:custom-shape draw:style-name="gr2" draw:text-style-name="P2" draw:layer="layout" svg:width="1.905cm" svg:height="0.735cm" svg:x="1.039cm" svg:y="7.81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.015cm" svg:y="7.815cm">
            <draw:text-box>
              <text:p text:style-name="P3"><text:span text:style-name="T1">cc(11,0)</text:span></text:p>
            </draw:text-box>
          </draw:frame>
        </draw:g>
        <draw:line draw:style-name="gr1" draw:text-style-name="P1" draw:layer="layout" svg:x1="12.267cm" svg:y1="6.18cm" svg:x2="11.315cm" svg:y2="6.815cm">
          <text:p/>
        </draw:line>
        <draw:line draw:style-name="gr1" draw:text-style-name="P1" draw:layer="layout" svg:x1="12.902cm" svg:y1="6.18cm" svg:x2="19.415cm" svg:y2="6.715cm">
          <text:p/>
        </draw:line>
        <draw:line draw:style-name="gr1" draw:text-style-name="P1" draw:layer="layout" svg:x1="19.227cm" svg:y1="7.35cm" svg:x2="18.275cm" svg:y2="7.985cm">
          <text:p/>
        </draw:line>
        <draw:line draw:style-name="gr1" draw:text-style-name="P1" draw:layer="layout" svg:x1="19.862cm" svg:y1="7.35cm" svg:x2="20.814cm" svg:y2="7.985cm">
          <text:p/>
        </draw:line>
        <draw:g>
          <draw:custom-shape draw:style-name="gr2" draw:text-style-name="P2" draw:layer="layout" svg:width="1.905cm" svg:height="0.735cm" svg:x="17.216cm" svg:y="7.78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7.192cm" svg:y="7.785cm">
            <draw:text-box>
              <text:p text:style-name="P3"><text:span text:style-name="T1">cc(1,1)</text:span></text:p>
            </draw:text-box>
          </draw:frame>
        </draw:g>
        <draw:g>
          <draw:custom-shape draw:style-name="gr2" draw:text-style-name="P2" draw:layer="layout" svg:width="1.905cm" svg:height="0.735cm" svg:x="19.839cm" svg:y="7.78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9.815cm" svg:y="7.785cm">
            <draw:text-box>
              <text:p text:style-name="P3"><text:span text:style-name="T1">c</text:span><text:span text:style-name="T1">c</text:span><text:span text:style-name="T1">(</text:span><text:span text:style-name="T1">-</text:span><text:span text:style-name="T1">4</text:span><text:span text:style-name="T1">,</text:span><text:span text:style-name="T1">2</text:span><text:span text:style-name="T1">)</text:span></text:p>
            </draw:text-box>
          </draw:frame>
        </draw:g>
        <draw:line draw:style-name="gr1" draw:text-style-name="P1" draw:layer="layout" svg:x1="17.957cm" svg:y1="8.52cm" svg:x2="17.005cm" svg:y2="9.155cm">
          <text:p/>
        </draw:line>
        <draw:line draw:style-name="gr1" draw:text-style-name="P1" draw:layer="layout" svg:x1="18.592cm" svg:y1="8.52cm" svg:x2="19.544cm" svg:y2="9.155cm">
          <text:p/>
        </draw:line>
        <draw:g>
          <draw:custom-shape draw:style-name="gr2" draw:text-style-name="P2" draw:layer="layout" svg:width="1.905cm" svg:height="0.735cm" svg:x="15.946cm" svg:y="8.9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5.922cm" svg:y="8.955cm">
            <draw:text-box>
              <text:p text:style-name="P3"><text:span text:style-name="T1">cc(1,0)</text:span></text:p>
            </draw:text-box>
          </draw:frame>
        </draw:g>
        <draw:g>
          <draw:custom-shape draw:style-name="gr2" draw:text-style-name="P2" draw:layer="layout" svg:width="1.905cm" svg:height="0.735cm" svg:x="18.569cm" svg:y="8.9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8.545cm" svg:y="8.955cm">
            <draw:text-box>
              <text:p text:style-name="P3"><text:span text:style-name="T1">cc(0,1)</text:span></text:p>
            </draw:text-box>
          </draw:frame>
        </draw:g>
        <draw:line draw:style-name="gr1" draw:text-style-name="P1" draw:layer="layout" svg:x1="4.639cm" svg:y1="8.533cm" svg:x2="3.687cm" svg:y2="9.168cm">
          <text:p/>
        </draw:line>
        <draw:line draw:style-name="gr1" draw:text-style-name="P1" draw:layer="layout" svg:x1="5.274cm" svg:y1="8.533cm" svg:x2="6.226cm" svg:y2="9.168cm">
          <text:p/>
        </draw:line>
        <draw:g>
          <draw:custom-shape draw:style-name="gr2" draw:text-style-name="P2" draw:layer="layout" svg:width="1.905cm" svg:height="0.735cm" svg:x="2.628cm" svg:y="8.96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2.604cm" svg:y="8.968cm">
            <draw:text-box>
              <text:p text:style-name="P3"><text:span text:style-name="T1">cc(10,0)</text:span></text:p>
            </draw:text-box>
          </draw:frame>
        </draw:g>
        <draw:g>
          <draw:custom-shape draw:style-name="gr2" draw:text-style-name="P2" draw:layer="layout" svg:width="1.905cm" svg:height="0.735cm" svg:x="5.251cm" svg:y="8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1.952cm" svg:height="0.645cm" svg:x="5.227cm" svg:y="8.968cm">
            <draw:text-box>
              <text:p text:style-name="P3"><text:span text:style-name="T1">cc(9,1)</text:span></text:p>
            </draw:text-box>
          </draw:frame>
        </draw:g>
        <draw:g>
          <draw:custom-shape draw:style-name="gr2" draw:text-style-name="P2" draw:layer="layout" svg:width="1.905cm" svg:height="0.735cm" svg:x="3.898cm" svg:y="7.79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3.874cm" svg:y="7.798cm">
            <draw:text-box>
              <text:p text:style-name="P3"><text:span text:style-name="T1">cc(10,1)</text:span></text:p>
            </draw:text-box>
          </draw:frame>
        </draw:g>
        <draw:line draw:style-name="gr1" draw:text-style-name="P1" draw:layer="layout" svg:x1="5.909cm" svg:y1="9.685cm" svg:x2="4.957cm" svg:y2="10.32cm">
          <text:p/>
        </draw:line>
        <draw:line draw:style-name="gr1" draw:text-style-name="P1" draw:layer="layout" svg:x1="6.544cm" svg:y1="9.685cm" svg:x2="7.496cm" svg:y2="10.32cm">
          <text:p/>
        </draw:line>
        <draw:g>
          <draw:custom-shape draw:style-name="gr2" draw:text-style-name="P2" draw:layer="layout" svg:width="1.905cm" svg:height="0.735cm" svg:x="3.898cm" svg:y="10.1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3.874cm" svg:y="10.12cm">
            <draw:text-box>
              <text:p text:style-name="P3"><text:span text:style-name="T1">cc(9,0)</text:span></text:p>
            </draw:text-box>
          </draw:frame>
        </draw:g>
        <draw:g>
          <draw:custom-shape draw:style-name="gr2" draw:text-style-name="P2" draw:layer="layout" svg:width="1.905cm" svg:height="0.735cm" svg:x="6.521cm" svg:y="10.1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6.497cm" svg:y="10.12cm">
            <draw:text-box>
              <text:p text:style-name="P3"><text:span text:style-name="T1">cc(8,1)</text:span></text:p>
            </draw:text-box>
          </draw:frame>
        </draw:g>
        <draw:line draw:style-name="gr1" draw:text-style-name="P1" draw:layer="layout" svg:x1="7.179cm" svg:y1="10.855cm" svg:x2="6.227cm" svg:y2="11.49cm">
          <text:p/>
        </draw:line>
        <draw:line draw:style-name="gr1" draw:text-style-name="P1" draw:layer="layout" svg:x1="7.814cm" svg:y1="10.855cm" svg:x2="8.766cm" svg:y2="11.49cm">
          <text:p/>
        </draw:line>
        <draw:g>
          <draw:custom-shape draw:style-name="gr2" draw:text-style-name="P2" draw:layer="layout" svg:width="1.905cm" svg:height="0.735cm" svg:x="5.168cm" svg:y="11.2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5.144cm" svg:y="11.29cm">
            <draw:text-box>
              <text:p text:style-name="P3"><text:span text:style-name="T1">cc(8,0)</text:span></text:p>
            </draw:text-box>
          </draw:frame>
        </draw:g>
        <draw:g>
          <draw:custom-shape draw:style-name="gr2" draw:text-style-name="P2" draw:layer="layout" svg:width="1.905cm" svg:height="0.735cm" svg:x="7.791cm" svg:y="11.2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7.767cm" svg:y="11.29cm">
            <draw:text-box>
              <text:p text:style-name="P3"><text:span text:style-name="T1">cc(7,1)</text:span></text:p>
            </draw:text-box>
          </draw:frame>
        </draw:g>
        <draw:line draw:style-name="gr1" draw:text-style-name="P1" draw:layer="layout" svg:x1="8.449cm" svg:y1="12.025cm" svg:x2="7.497cm" svg:y2="12.66cm">
          <text:p/>
        </draw:line>
        <draw:line draw:style-name="gr1" draw:text-style-name="P1" draw:layer="layout" svg:x1="9.084cm" svg:y1="12.025cm" svg:x2="10.036cm" svg:y2="12.66cm">
          <text:p/>
        </draw:line>
        <draw:g>
          <draw:custom-shape draw:style-name="gr2" draw:text-style-name="P2" draw:layer="layout" svg:width="1.905cm" svg:height="0.735cm" svg:x="6.438cm" svg:y="12.4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6.414cm" svg:y="12.46cm">
            <draw:text-box>
              <text:p text:style-name="P3"><text:span text:style-name="T1">cc(7,0)</text:span></text:p>
            </draw:text-box>
          </draw:frame>
        </draw:g>
        <draw:g>
          <draw:custom-shape draw:style-name="gr2" draw:text-style-name="P2" draw:layer="layout" svg:width="1.905cm" svg:height="0.735cm" svg:x="9.061cm" svg:y="12.4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9.037cm" svg:y="12.46cm">
            <draw:text-box>
              <text:p text:style-name="P3"><text:span text:style-name="T1">cc(6,1)</text:span></text:p>
            </draw:text-box>
          </draw:frame>
        </draw:g>
        <draw:line draw:style-name="gr1" draw:text-style-name="P1" draw:layer="layout" svg:x1="9.719cm" svg:y1="13.195cm" svg:x2="8.767cm" svg:y2="13.83cm">
          <text:p/>
        </draw:line>
        <draw:line draw:style-name="gr1" draw:text-style-name="P1" draw:layer="layout" svg:x1="10.354cm" svg:y1="13.195cm" svg:x2="11.306cm" svg:y2="13.83cm">
          <text:p/>
        </draw:line>
        <draw:g>
          <draw:custom-shape draw:style-name="gr2" draw:text-style-name="P2" draw:layer="layout" svg:width="1.905cm" svg:height="0.735cm" svg:x="7.708cm" svg:y="13.6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7.684cm" svg:y="13.63cm">
            <draw:text-box>
              <text:p text:style-name="P3"><text:span text:style-name="T1">c</text:span><text:span text:style-name="T1">c</text:span><text:span text:style-name="T1">(</text:span><text:span text:style-name="T1">6</text:span><text:span text:style-name="T1">,</text:span><text:span text:style-name="T1">0</text:span><text:span text:style-name="T1">)</text:span></text:p>
            </draw:text-box>
          </draw:frame>
        </draw:g>
        <draw:g>
          <draw:custom-shape draw:style-name="gr2" draw:text-style-name="P2" draw:layer="layout" svg:width="1.905cm" svg:height="0.735cm" svg:x="10.331cm" svg:y="13.6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0.307cm" svg:y="13.63cm">
            <draw:text-box>
              <text:p text:style-name="P3"><text:span text:style-name="T1">cc(5,1)</text:span></text:p>
            </draw:text-box>
          </draw:frame>
        </draw:g>
        <draw:line draw:style-name="gr1" draw:text-style-name="P1" draw:layer="layout" svg:x1="10.989cm" svg:y1="14.348cm" svg:x2="10.037cm" svg:y2="14.983cm">
          <text:p/>
        </draw:line>
        <draw:line draw:style-name="gr1" draw:text-style-name="P1" draw:layer="layout" svg:x1="11.624cm" svg:y1="14.348cm" svg:x2="12.576cm" svg:y2="14.983cm">
          <text:p/>
        </draw:line>
        <draw:g>
          <draw:custom-shape draw:style-name="gr2" draw:text-style-name="P2" draw:layer="layout" svg:width="1.905cm" svg:height="0.735cm" svg:x="8.978cm" svg:y="14.78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8.954cm" svg:y="14.783cm">
            <draw:text-box>
              <text:p text:style-name="P3"><text:span text:style-name="T1">cc(5,0)</text:span></text:p>
            </draw:text-box>
          </draw:frame>
        </draw:g>
        <draw:g>
          <draw:custom-shape draw:style-name="gr2" draw:text-style-name="P2" draw:layer="layout" svg:width="1.905cm" svg:height="0.735cm" svg:x="11.601cm" svg:y="14.78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1.577cm" svg:y="14.783cm">
            <draw:text-box>
              <text:p text:style-name="P3"><text:span text:style-name="T1">cc(4,1)</text:span></text:p>
            </draw:text-box>
          </draw:frame>
        </draw:g>
        <draw:line draw:style-name="gr1" draw:text-style-name="P1" draw:layer="layout" svg:x1="12.129cm" svg:y1="15.518cm" svg:x2="11.177cm" svg:y2="16.153cm">
          <text:p/>
        </draw:line>
        <draw:line draw:style-name="gr1" draw:text-style-name="P1" draw:layer="layout" svg:x1="12.764cm" svg:y1="15.518cm" svg:x2="13.716cm" svg:y2="16.153cm">
          <text:p/>
        </draw:line>
        <draw:g>
          <draw:custom-shape draw:style-name="gr2" draw:text-style-name="P2" draw:layer="layout" svg:width="1.905cm" svg:height="0.735cm" svg:x="10.118cm" svg:y="15.9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0.094cm" svg:y="15.953cm">
            <draw:text-box>
              <text:p text:style-name="P3"><text:span text:style-name="T1">cc(4,0)</text:span></text:p>
            </draw:text-box>
          </draw:frame>
        </draw:g>
        <draw:g>
          <draw:custom-shape draw:style-name="gr2" draw:text-style-name="P2" draw:layer="layout" svg:width="1.905cm" svg:height="0.735cm" svg:x="12.741cm" svg:y="15.9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2.717cm" svg:y="15.953cm">
            <draw:text-box>
              <text:p text:style-name="P3"><text:span text:style-name="T1">cc(3,1)</text:span></text:p>
            </draw:text-box>
          </draw:frame>
        </draw:g>
        <draw:line draw:style-name="gr1" draw:text-style-name="P1" draw:layer="layout" svg:x1="13.399cm" svg:y1="16.67cm" svg:x2="12.447cm" svg:y2="17.305cm">
          <text:p/>
        </draw:line>
        <draw:line draw:style-name="gr1" draw:text-style-name="P1" draw:layer="layout" svg:x1="14.034cm" svg:y1="16.67cm" svg:x2="14.986cm" svg:y2="17.305cm">
          <text:p/>
        </draw:line>
        <draw:g>
          <draw:custom-shape draw:style-name="gr2" draw:text-style-name="P2" draw:layer="layout" svg:width="1.905cm" svg:height="0.735cm" svg:x="11.388cm" svg:y="17.10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1.364cm" svg:y="17.105cm">
            <draw:text-box>
              <text:p text:style-name="P3"><text:span text:style-name="T1">cc(3,0)</text:span></text:p>
            </draw:text-box>
          </draw:frame>
        </draw:g>
        <draw:g>
          <draw:custom-shape draw:style-name="gr2" draw:text-style-name="P2" draw:layer="layout" svg:width="1.905cm" svg:height="0.735cm" svg:x="14.011cm" svg:y="17.10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3.987cm" svg:y="17.105cm">
            <draw:text-box>
              <text:p text:style-name="P3"><text:span text:style-name="T1">cc(2,1)</text:span></text:p>
            </draw:text-box>
          </draw:frame>
        </draw:g>
        <draw:line draw:style-name="gr1" draw:text-style-name="P1" draw:layer="layout" svg:x1="14.67cm" svg:y1="17.841cm" svg:x2="13.718cm" svg:y2="18.476cm">
          <text:p/>
        </draw:line>
        <draw:line draw:style-name="gr1" draw:text-style-name="P1" draw:layer="layout" svg:x1="15.305cm" svg:y1="17.841cm" svg:x2="16.257cm" svg:y2="18.476cm">
          <text:p/>
        </draw:line>
        <draw:g>
          <draw:custom-shape draw:style-name="gr2" draw:text-style-name="P2" draw:layer="layout" svg:width="1.905cm" svg:height="0.735cm" svg:x="12.659cm" svg:y="18.27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952cm" svg:height="0.645cm" svg:x="12.635cm" svg:y="18.276cm">
            <draw:text-box>
              <text:p text:style-name="P3"><text:span text:style-name="T1">cc(2,0)</text:span></text:p>
            </draw:text-box>
          </draw:frame>
        </draw:g>
        <draw:g>
          <draw:custom-shape draw:style-name="gr2" draw:text-style-name="P2" draw:layer="layout" svg:width="1.905cm" svg:height="0.735cm" svg:x="15.282cm" svg:y="18.27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952cm" svg:height="0.645cm" svg:x="15.258cm" svg:y="18.276cm">
            <draw:text-box>
              <text:p text:style-name="P3"><text:span text:style-name="T1">cc(</text:span><text:span text:style-name="T1">1,1)</text:span></text:p>
            </draw:text-box>
          </draw:frame>
        </draw:g>
        <draw:line draw:style-name="gr1" draw:text-style-name="P1" draw:layer="layout" svg:x1="15.94cm" svg:y1="19.011cm" svg:x2="14.988cm" svg:y2="19.646cm">
          <text:p/>
        </draw:line>
        <draw:line draw:style-name="gr1" draw:text-style-name="P1" draw:layer="layout" svg:x1="16.575cm" svg:y1="19.011cm" svg:x2="17.527cm" svg:y2="19.646cm">
          <text:p/>
        </draw:line>
        <draw:g>
          <draw:custom-shape draw:style-name="gr2" draw:text-style-name="P2" draw:layer="layout" svg:width="1.905cm" svg:height="0.735cm" svg:x="13.929cm" svg:y="19.44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952cm" svg:height="0.645cm" svg:x="13.905cm" svg:y="19.446cm">
            <draw:text-box>
              <text:p text:style-name="P3"><text:span text:style-name="T1">cc(1,0)</text:span></text:p>
            </draw:text-box>
          </draw:frame>
        </draw:g>
        <draw:g>
          <draw:custom-shape draw:style-name="gr2" draw:text-style-name="P2" draw:layer="layout" svg:width="1.905cm" svg:height="0.735cm" svg:x="16.552cm" svg:y="19.44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952cm" svg:height="0.645cm" svg:x="16.528cm" svg:y="19.446cm">
            <draw:text-box>
              <text:p text:style-name="P3"><text:span text:style-name="T1">c</text:span><text:span text:style-name="T1">c</text:span><text:span text:style-name="T1">(</text:span><text:span text:style-name="T1">0</text:span><text:span text:style-name="T1">,</text:span><text:span text:style-name="T1">1</text:span><text:span text:style-name="T1">)</text:span></text:p>
            </draw:text-box>
          </draw:frame>
        </draw:g>
        <draw:line draw:style-name="gr1" draw:text-style-name="P1" draw:layer="layout" svg:x1="11.925cm" svg:y1="8.502cm" svg:x2="10.973cm" svg:y2="9.137cm">
          <text:p/>
        </draw:line>
        <draw:line draw:style-name="gr1" draw:text-style-name="P1" draw:layer="layout" svg:x1="12.56cm" svg:y1="8.502cm" svg:x2="13.512cm" svg:y2="9.137cm">
          <text:p/>
        </draw:line>
        <draw:g>
          <draw:custom-shape draw:style-name="gr2" draw:text-style-name="P2" draw:layer="layout" svg:width="1.905cm" svg:height="0.735cm" svg:x="9.914cm" svg:y="8.93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9.89cm" svg:y="8.937cm">
            <draw:text-box>
              <text:p text:style-name="P3"><text:span text:style-name="T1">cc(5,0)</text:span></text:p>
            </draw:text-box>
          </draw:frame>
        </draw:g>
        <draw:g>
          <draw:custom-shape draw:style-name="gr2" draw:text-style-name="P2" draw:layer="layout" svg:width="1.905cm" svg:height="0.735cm" svg:x="12.537cm" svg:y="8.93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2.513cm" svg:y="8.937cm">
            <draw:text-box>
              <text:p text:style-name="P3"><text:span text:style-name="T1">cc(4,1)</text:span></text:p>
            </draw:text-box>
          </draw:frame>
        </draw:g>
        <draw:line draw:style-name="gr1" draw:text-style-name="P1" draw:layer="layout" svg:x1="13.065cm" svg:y1="9.672cm" svg:x2="12.113cm" svg:y2="10.307cm">
          <text:p/>
        </draw:line>
        <draw:line draw:style-name="gr1" draw:text-style-name="P1" draw:layer="layout" svg:x1="13.7cm" svg:y1="9.672cm" svg:x2="14.652cm" svg:y2="10.307cm">
          <text:p/>
        </draw:line>
        <draw:g>
          <draw:custom-shape draw:style-name="gr2" draw:text-style-name="P2" draw:layer="layout" svg:width="1.905cm" svg:height="0.735cm" svg:x="11.054cm" svg:y="10.10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1.03cm" svg:y="10.107cm">
            <draw:text-box>
              <text:p text:style-name="P3"><text:span text:style-name="T1">c</text:span><text:span text:style-name="T1">c</text:span><text:span text:style-name="T1">(</text:span><text:span text:style-name="T1">4</text:span><text:span text:style-name="T1">,</text:span><text:span text:style-name="T1">0</text:span><text:span text:style-name="T1">)</text:span></text:p>
            </draw:text-box>
          </draw:frame>
        </draw:g>
        <draw:g>
          <draw:custom-shape draw:style-name="gr2" draw:text-style-name="P2" draw:layer="layout" svg:width="1.905cm" svg:height="0.735cm" svg:x="13.677cm" svg:y="10.10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3.653cm" svg:y="10.107cm">
            <draw:text-box>
              <text:p text:style-name="P3"><text:span text:style-name="T1">cc(3,1)</text:span></text:p>
            </draw:text-box>
          </draw:frame>
        </draw:g>
        <draw:line draw:style-name="gr1" draw:text-style-name="P1" draw:layer="layout" svg:x1="14.335cm" svg:y1="10.824cm" svg:x2="13.383cm" svg:y2="11.459cm">
          <text:p/>
        </draw:line>
        <draw:line draw:style-name="gr1" draw:text-style-name="P1" draw:layer="layout" svg:x1="14.97cm" svg:y1="10.824cm" svg:x2="15.922cm" svg:y2="11.459cm">
          <text:p/>
        </draw:line>
        <draw:g>
          <draw:custom-shape draw:style-name="gr2" draw:text-style-name="P2" draw:layer="layout" svg:width="1.905cm" svg:height="0.735cm" svg:x="12.324cm" svg:y="11.25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2.3cm" svg:y="11.259cm">
            <draw:text-box>
              <text:p text:style-name="P3"><text:span text:style-name="T1">cc(</text:span><text:span text:style-name="T1">3,0)</text:span></text:p>
            </draw:text-box>
          </draw:frame>
        </draw:g>
        <draw:g>
          <draw:custom-shape draw:style-name="gr2" draw:text-style-name="P2" draw:layer="layout" svg:width="1.905cm" svg:height="0.735cm" svg:x="14.947cm" svg:y="11.25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4.923cm" svg:y="11.259cm">
            <draw:text-box>
              <text:p text:style-name="P3"><text:span text:style-name="T1">cc(2,1)</text:span></text:p>
            </draw:text-box>
          </draw:frame>
        </draw:g>
        <draw:line draw:style-name="gr1" draw:text-style-name="P1" draw:layer="layout" svg:x1="15.606cm" svg:y1="11.995cm" svg:x2="14.654cm" svg:y2="12.63cm">
          <text:p/>
        </draw:line>
        <draw:line draw:style-name="gr1" draw:text-style-name="P1" draw:layer="layout" svg:x1="16.241cm" svg:y1="11.995cm" svg:x2="17.193cm" svg:y2="12.63cm">
          <text:p/>
        </draw:line>
        <draw:g>
          <draw:custom-shape draw:style-name="gr2" draw:text-style-name="P2" draw:layer="layout" svg:width="1.905cm" svg:height="0.735cm" svg:x="13.595cm" svg:y="12.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952cm" svg:height="0.645cm" svg:x="13.571cm" svg:y="12.43cm">
            <draw:text-box>
              <text:p text:style-name="P3"><text:span text:style-name="T1">cc(2,0)</text:span></text:p>
            </draw:text-box>
          </draw:frame>
        </draw:g>
        <draw:g>
          <draw:custom-shape draw:style-name="gr2" draw:text-style-name="P2" draw:layer="layout" svg:width="1.905cm" svg:height="0.735cm" svg:x="16.218cm" svg:y="12.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952cm" svg:height="0.645cm" svg:x="16.194cm" svg:y="12.43cm">
            <draw:text-box>
              <text:p text:style-name="P3"><text:span text:style-name="T1">cc(1,1)</text:span></text:p>
            </draw:text-box>
          </draw:frame>
        </draw:g>
        <draw:line draw:style-name="gr1" draw:text-style-name="P1" draw:layer="layout" svg:x1="16.876cm" svg:y1="13.165cm" svg:x2="15.924cm" svg:y2="13.8cm">
          <text:p/>
        </draw:line>
        <draw:line draw:style-name="gr1" draw:text-style-name="P1" draw:layer="layout" svg:x1="17.511cm" svg:y1="13.165cm" svg:x2="18.463cm" svg:y2="13.8cm">
          <text:p/>
        </draw:line>
        <draw:g>
          <draw:custom-shape draw:style-name="gr2" draw:text-style-name="P2" draw:layer="layout" svg:width="1.905cm" svg:height="0.735cm" svg:x="14.865cm" svg:y="13.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952cm" svg:height="0.645cm" svg:x="14.841cm" svg:y="13.6cm">
            <draw:text-box>
              <text:p text:style-name="P3"><text:span text:style-name="T1">cc(1,0)</text:span></text:p>
            </draw:text-box>
          </draw:frame>
        </draw:g>
        <draw:g>
          <draw:custom-shape draw:style-name="gr2" draw:text-style-name="P2" draw:layer="layout" svg:width="1.905cm" svg:height="0.735cm" svg:x="17.488cm" svg:y="13.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952cm" svg:height="0.645cm" svg:x="17.464cm" svg:y="13.6cm">
            <draw:text-box>
              <text:p text:style-name="P3"><text:span text:style-name="T1">cc(0,1)</text:span></text:p>
            </draw:text-box>
          </draw:frame>
        </draw:g>
        <draw:line draw:style-name="gr1" draw:text-style-name="P1" draw:layer="layout" svg:x1="10.843cm" svg:y1="7.25cm" svg:x2="9.891cm" svg:y2="7.885cm">
          <text:p/>
        </draw:line>
        <draw:line draw:style-name="gr1" draw:text-style-name="P1" draw:layer="layout" svg:x1="11.478cm" svg:y1="7.25cm" svg:x2="12.43cm" svg:y2="7.885cm">
          <text:p/>
        </draw:line>
        <draw:g>
          <draw:custom-shape draw:style-name="gr2" draw:text-style-name="P2" draw:layer="layout" svg:width="1.905cm" svg:height="0.735cm" svg:x="10.256cm" svg:y="6.61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0.232cm" svg:y="6.615cm">
            <draw:text-box>
              <text:p text:style-name="P3"><text:span text:style-name="T1">c</text:span><text:span text:style-name="T1">c</text:span><text:span text:style-name="T1">(</text:span><text:span text:style-name="T1">6</text:span><text:span text:style-name="T1">,</text:span><text:span text:style-name="T1">1</text:span><text:span text:style-name="T1">)</text:span></text:p>
            </draw:text-box>
          </draw:frame>
        </draw:g>
        <draw:g>
          <draw:custom-shape draw:style-name="gr2" draw:text-style-name="P2" draw:layer="layout" svg:width="1.905cm" svg:height="0.735cm" svg:x="8.644cm" svg:y="7.78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8.62cm" svg:y="7.784cm">
            <draw:text-box>
              <text:p text:style-name="P3"><text:span text:style-name="T1">cc(</text:span><text:span text:style-name="T1">6,0)</text:span></text:p>
            </draw:text-box>
          </draw:frame>
        </draw:g>
        <draw:g>
          <draw:custom-shape draw:style-name="gr2" draw:text-style-name="P2" draw:layer="layout" svg:width="1.905cm" svg:height="0.735cm" svg:x="11.267cm" svg:y="7.78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1.243cm" svg:y="7.784cm">
            <draw:text-box>
              <text:p text:style-name="P3"><text:span text:style-name="T1">cc(5,1)</text:span></text:p>
            </draw:text-box>
          </draw:frame>
        </draw:g>
        <draw:g>
          <draw:custom-shape draw:style-name="gr2" draw:text-style-name="P2" draw:layer="layout" svg:width="1.905cm" svg:height="0.735cm" svg:x="18.486cm" svg:y="6.71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52cm" svg:height="0.645cm" svg:x="18.462cm" svg:y="6.715cm">
            <draw:text-box>
              <text:p text:style-name="P3"><text:span text:style-name="T1">cc(</text:span><text:span text:style-name="T1">1,2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30T21:32:18.052454187</meta:creation-date>
    <dc:date>2022-10-30T22:16:30.559313143</dc:date>
    <meta:editing-duration>PT21M17S</meta:editing-duration>
    <meta:editing-cycles>6</meta:editing-cycles>
    <meta:generator>LibreOffice/7.0.4.2$Linux_X86_64 LibreOffice_project/00$Build-2</meta:generator>
    <meta:document-statistic meta:object-count="219"/>
  </office:meta>
</office:document-meta>
</file>